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209in"/>
    </style:style>
    <style:style style:name="co2" style:family="table-column">
      <style:table-column-properties fo:break-before="auto" style:column-width="12.8075in"/>
    </style:style>
    <style:style style:name="co3" style:family="table-column">
      <style:table-column-properties fo:break-before="auto" style:column-width="4.6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3.5807in" fo:break-before="auto" style:use-optimal-row-height="true"/>
    </style:style>
    <style:style style:name="ro3" style:family="table-row">
      <style:table-row-properties style:row-height="4.5417in" fo:break-before="auto" style:use-optimal-row-height="true"/>
    </style:style>
    <style:style style:name="ro4" style:family="table-row">
      <style:table-row-properties style:row-height="4.8992in" fo:break-before="auto" style:use-optimal-row-height="true"/>
    </style:style>
    <style:style style:name="ro5" style:family="table-row">
      <style:table-row-properties style:row-height="2.4492in" fo:break-before="auto" style:use-optimal-row-height="true"/>
    </style:style>
    <style:style style:name="ro6" style:family="table-row">
      <style:table-row-properties style:row-height="3.2972in" fo:break-before="auto" style:use-optimal-row-height="true"/>
    </style:style>
    <style:style style:name="ro7" style:family="table-row">
      <style:table-row-properties style:row-height="3.0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-asian="Noto Sans CJK SC" style:font-size-asian="14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size-complex="14pt"/>
    </style:style>
    <style:style style:name="T5" style:family="text">
      <style:text-properties fo:language="en" fo:country="US" style:font-size-complex="14pt" style:font-relief="none" style:text-emphasize="none" style:font-style-complex="normal" style:font-style-asian="normal" style:font-weight-complex="normal" style:font-weight-asian="normal" style:font-name-complex="Lohit Devanagari" style:font-name-asian="Noto Sans CJK SC" style:font-name="Liberation Sans" style:language-asian="zh" style:country-asian="CN" style:font-size-asian="14p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complex="hi" style:country-complex="IN"/>
    </style:style>
    <style:style style:name="T6" style:family="text">
      <style:text-properties style:font-name-asian="Noto Sans CJK SC" style:font-size-asian="16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size-complex="16pt"/>
    </style:style>
    <style:style style:name="T7" style:family="text">
      <style:text-properties fo:language="en" fo:country="US" style:font-size-complex="16pt" style:font-relief="none" style:text-emphasize="none" style:font-style-complex="normal" style:font-style-asian="normal" style:font-weight-complex="normal" style:font-weight-asian="normal" style:font-name-complex="Lohit Devanagari" style:font-name-asian="Noto Sans CJK SC" style:font-name="Liberation Sans" style:language-asian="zh" style:country-asian="CN" style:font-size-asian="16p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功能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範例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查詢所有公棚與禁航區資訊</text:p>
          </table:table-cell>
          <table:table-cell table:style-name="ce2" office:value-type="string" calcext:value-type="string">
            <text:p><text:span text:style-name="T1">測試伺服器 URL</text:span></text:p>
            <text:p><text:span text:style-name="T1"><text:a xlink:href="http://vmskyracingdev.chinanorth.cloudapp.chinacloudapi.cn:8000/" xlink:type="simple">http://vmskyracingdev.chinanorth.cloudapp.chinacloudapi.cn:8000</text:a></text:span></text:p>
            <text:p><text:span text:style-name="T1"/></text:p>
            <text:p><text:span text:style-name="T1">1, 查詢所有禁航區 nfzid,nfztitle,nfztype</text:span></text:p>
            <text:p><text:span text:style-name="T1">POST http://vmskyracingdev.chinanorth.cloudapp.chinacloudapi.cn:8000/cloudGetNfzInfoJson</text:span></text:p>
            <text:p><text:span text:style-name="T1"> </text:span></text:p>
            <text:p><text:span text:style-name="T1">參數: querytype: 型態:Str，內容值:"nfz"</text:span></text:p>
            <text:p><text:span text:style-name="T1">     countrycode: 型態:Str，內容值 "TW" or "CN"</text:span></text:p>
            <text:p><text:span text:style-name="T1">     </text:span></text:p>
            <text:p><text:span text:style-name="T1">回傳: </text:span></text:p>
            <text:p><text:span text:style-name="T1">成功：{"results":[[nfzid,nfztitle,nfztype],[],...]}</text:span></text:p>
            <text:p><text:span text:style-name="T1">失敗： {"results":[[]]}</text:span></text:p>
            <text:p><text:span text:style-name="T1"/></text:p>
            <text:p><text:span text:style-name="T1"/></text:p>
          </table:table-cell>
          <table:table-cell table:style-name="ce4" office:value-type="string" calcext:value-type="string">
            <text:p><text:span text:style-name="T4">回傳範例說明：</text:span></text:p>
            <text:p><text:span text:style-name="T5">   {</text:span></text:p>
            <text:p><text:span text:style-name="T5">    "results": [</text:span></text:p>
            <text:p><text:span text:style-name="T5">        [</text:span></text:p>
            <text:p><text:span text:style-name="T5">            "7d572b09a29dfa469aa94ee6fc6b5833",</text:span></text:p>
            <text:p><text:span text:style-name="T5">            "500km-S6-流河镇-西青_1km",</text:span></text:p>
            <text:p><text:span text:style-name="T5">            "北京開創者"</text:span></text:p>
            <text:p><text:span text:style-name="T5">        ],</text:span></text:p>
            <text:p><text:span text:style-name="T5">        [</text:span></text:p>
            <text:p><text:span text:style-name="T5">            "1c7a8f1e0170c85ab61df65e6ec434a5",</text:span></text:p>
            <text:p><text:span text:style-name="T5">            "20km-G0111天津-秦皇岛_1km",</text:span></text:p>
            <text:p><text:span text:style-name="T5">            "唐山開爾"</text:span></text:p>
            <text:p><text:span text:style-name="T5">        ]</text:span></text:p>
            <text:p><text:span text:style-name="T5">    ]</text:span></text:p>
            <text:p><text:span text:style-name="T4">}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查詢指定 nfzid 的禁航區座標數據</text:p>
          </table:table-cell>
          <table:table-cell table:style-name="ce3" office:value-type="string" calcext:value-type="string">
            <text:p><text:span text:style-name="T2">POST http://vmskyracingdev.chinanorth.cloudapp.chinacloudapi.cn:8000/cloudGetNfzInfoJson</text:span></text:p>
            <text:p><text:span text:style-name="T2">參數: querytype: 型態:Str, 內容值: "nfzcoord"</text:span></text:p>
            <text:p><text:span text:style-name="T2">     nfzid: 型態:Str, 內容值:"32 碼的雜湊值 ID", 範例:"1c7a8f1e0170c85ab61df65e6ec434a5" </text:span></text:p>
            <text:p><text:span text:style-name="T2"/></text:p>
            <text:p><text:span text:style-name="T2">回傳: </text:span></text:p>
            <text:p><text:span text:style-name="T2">成功： {"results":[[lat1, lat2,....],[lng1, lng2,....]]}</text:span></text:p>
            <text:p><text:span text:style-name="T2">失敗： {"results":[[]]}</text:span></text:p>
          </table:table-cell>
          <table:table-cell table:style-name="ce5" office:value-type="string" calcext:value-type="string">
            <text:p><text:span text:style-name="T6">回傳範例說明：</text:span></text:p>
            <text:p><text:span text:style-name="T6">{</text:span></text:p>
            <text:p><text:span text:style-name="T7">    "results": [</text:span></text:p>
            <text:p><text:span text:style-name="T7">        [</text:span></text:p>
            <text:p><text:span text:style-name="T7">            39.1854344086411,</text:span></text:p>
            <text:p><text:span text:style-name="T7">            39.1897933415635,</text:span></text:p>
            <text:p><text:span text:style-name="T7">            ......</text:span></text:p>
            <text:p><text:span text:style-name="T7">            39.1886053805589</text:span></text:p>
            <text:p><text:span text:style-name="T7">        ],</text:span></text:p>
            <text:p><text:span text:style-name="T7">        [</text:span></text:p>
            <text:p><text:span text:style-name="T7">            117.857974367474,</text:span></text:p>
            <text:p><text:span text:style-name="T7">            117.868399916939,</text:span></text:p>
            <text:p><text:span text:style-name="T7">            ....</text:span></text:p>
            <text:p><text:span text:style-name="T7">            117.855776183138</text:span></text:p>
            <text:p><text:span text:style-name="T7">        ]</text:span></text:p>
            <text:p><text:span text:style-name="T7">    ]</text:span></text:p>
            <text:p><text:span text:style-name="T6">}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新增一筆禁航區數據</text:p>
          </table:table-cell>
          <table:table-cell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insert"</text:span></text:p>
            <text:p><text:span text:style-name="T3">  nfzid: 型態:Str, 內容值: 32 碼的雜湊值 ID,  範例: "5834f1287869a9a48be75adb7be005be" </text:span></text:p>
            <text:p><text:span text:style-name="T3">  nfzTitle： 型態:Str, 內容值:禁航區名稱,      範例: "G345-洛南-扬州-V2_1km"</text:span></text:p>
            <text:p><text:span text:style-name="T3">  nfzType: 型態:Str, 內容值:公棚/共用區名稱,   範例: "石家庄邯郸地区共用河南放飞"</text:span></text:p>
            <text:p><text:span text:style-name="T3">  latitude: 型態:Str, 內容值:lat 座標,       範例: "{33.5242461414517,33.5275826390726,....,33.52759645296828}"</text:span></text:p>
            <text:p><text:span text:style-name="T3">  longitude: 型態:Str, 內容值:lng 座標,      範例: "{109.90774501058173,109.91745473343512,.....,109.90615135869226}"</text:span></text:p>
            <text:p><text:span text:style-name="T3">  countryCode: 型態:Str, 內容值:國別碼 "TW" or "CN"</text:span></text:p>
            <text:p><text:span text:style-name="T3">  note: 型態:Str, 內容值:備註,               範例: "Oliver"</text:span></text:p>
            <text:p><text:span text:style-name="T3"/></text:p>
            <text:p><text:span text:style-name="T3"> </text:span></text:p>
            <text:p><text:span text:style-name="T3"/></text:p>
            <text:p><text:span text:style-name="T3">回傳:</text:span></text:p>
            <text:p><text:span text:style-name="T3">成功: {"results": 1}</text:span></text:p>
            <text:p><text:span text:style-name="T3">失敗: {"results": false</text:span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刪除一筆禁航區數據 by NfzID</text:p>
          </table:table-cell>
          <table:table-cell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delete"</text:span></text:p>
            <text:p><text:span text:style-name="T3">  nfzid: 型態:Str, 內容值: 32 碼的雜湊值 ID,  範例: "5834f1287869a9a48be75adb7be005be"</text:span></text:p>
            <text:p><text:span text:style-name="T3"> </text:span></text:p>
            <text:p><text:span text:style-name="T3">回傳:</text:span></text:p>
            <text:p><text:span text:style-name="T3">成功: {"results": 1}</text:span></text:p>
            <text:p><text:span text:style-name="T3">失敗: {"results": false}</text:span>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更新禁航區名稱 by NfzID</text:p>
          </table:table-cell>
          <table:table-cell office:value-type="string" calcext:value-type="string">
            <text:p><text:span text:style-name="T3">POST  http://vmskyracingdev.chinanorth.cloudapp.chinacloudapi.cn:8000/cloudNfz</text:span></text:p>
            <text:p><text:span text:style-name="T3">參數：</text:span></text:p>
            <text:p><text:span text:style-name="T3">  querytype: 型態:Str, 內容值:"updateNfzTitle"</text:span></text:p>
            <text:p><text:span text:style-name="T3">  nfzid: 型態:Str, 內容值: 32 碼的雜湊值 ID,  範例: "0d7898e55aaa29e505d55db8ce6b64a6</text:span></text:p>
            <text:p><text:span text:style-name="T3">  nfzTitle： 型態:Str, 內容值:要更新的禁航區名稱,      範例: "G345-洛南-扬州-V2_1km"</text:span></text:p>
            <text:p><text:span text:style-name="T3"/></text:p>
            <text:p><text:span text:style-name="T3"> </text:span></text:p>
            <text:p><text:span text:style-name="T3"/></text:p>
            <text:p><text:span text:style-name="T3">回傳:</text:span></text:p>
            <text:p><text:span text:style-name="T3">成功: {"results": 1}</text:span></text:p>
            <text:p><text:span text:style-name="T3">失敗: {"results": 0}</text:span>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刪除指定公棚下的所有禁航區 by NfzType</text:p>
          </table:table-cell>
          <table:table-cell office:value-type="string" calcext:value-type="string">
            <text:p><text:span text:style-name="T3">POST http://vmskyracingdev.chinanorth.cloudapp.chinacloudapi.cn:8000/cloudNfz</text:span></text:p>
            <text:p><text:span text:style-name="T3">參數：</text:span></text:p>
            <text:p><text:span text:style-name="T3">  querytype: 型態:Str, 內容值:"deleteByOrg"</text:span></text:p>
            <text:p><text:span text:style-name="T3">  nfzType: 型態:Str, 內容值:公棚/共用區名稱,  範例: "北京開創者"</text:span></text:p>
            <text:p><text:span text:style-name="T3"> </text:span></text:p>
            <text:p><text:span text:style-name="T3">回傳: result: 刪除的禁航區數量。</text:span></text:p>
            <text:p><text:span text:style-name="T3">成功: {"results": 15}   刪除該公棚下的 15 條禁航區</text:span></text:p>
            <text:p><text:span text:style-name="T3">失敗: {"results": 0}</text:span>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7">
          <table:table-cell office:value-type="string" calcext:value-type="string">
            <text:p>正式伺服器</text:p>
            <text:p><text:a xlink:href="http://www.skyracing.com.cn:8000/" xlink:type="simple">http://www.skyracing.com.cn:8000/</text:a></text:p>
            <text:p> </text:p>
            <text:p>測試伺服器</text:p>
            <text:p><text:a xlink:href="http://vmskyracingdev.chinanorth.cloudapp.chinacloudapi.cn:8000/" xlink:type="simple">http://vmskyracingdev.chinanorth.cloudapp.chinacloudapi.cn:8000/</text:a></text:p>
            <text:p> </text:p>
            <text:p>注意事項,</text:p>
            <text:p>正式伺服器請維持資料的整潔，如果測試資料請在測試後刪除。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1:40:54.257961789</meta:creation-date>
    <dc:date>2022-06-01T13:19:07.464892064</dc:date>
    <meta:editing-duration>PT1H18M2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